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3eb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PF-<text:span text:style-name="T1">18</text:span></text:p>
      <text:p text:style-name="Standard"/>
      <text:p text:style-name="Standard">def convert_currency(amount_needed_inr,current_currency_name):</text:p>
      <text:p text:style-name="Standard"><text:s text:c="4"/>current_currency_amount=0</text:p>
      <text:p text:style-name="Standard"><text:s text:c="4"/>#write your logic here</text:p>
      <text:p text:style-name="Standard"><text:s text:c="4"/>if(current_currency_name=="Euro"):</text:p>
      <text:p text:style-name="Standard"><text:s text:c="8"/>current_currency_amount=amount_needed_inr*0.01417</text:p>
      <text:p text:style-name="Standard"><text:s text:c="4"/>elif(current_currency_name=="British Pound"):</text:p>
      <text:p text:style-name="Standard"><text:s text:c="8"/>current_currency_amount=amount_needed_inr*0.0100</text:p>
      <text:p text:style-name="Standard"><text:s text:c="4"/>elif(current_currency_name=="Australian Dollar"):</text:p>
      <text:p text:style-name="Standard"><text:s text:c="8"/>current_currency_amount=amount_needed_inr*0.02140</text:p>
      <text:p text:style-name="Standard"><text:s text:c="4"/>elif(current_currency_name=="Canadian Dollar"):</text:p>
      <text:p text:style-name="Standard"><text:s text:c="8"/>current_currency_amount=amount_needed_inr*0.02027</text:p>
      <text:p text:style-name="Standard"><text:s text:c="4"/></text:p>
      <text:p text:style-name="Standard"><text:s text:c="4"/></text:p>
      <text:p text:style-name="Standard"><text:s text:c="4"/>return current_currency_amount</text:p>
      <text:p text:style-name="Standard"/>
      <text:p text:style-name="Standard"/>
      <text:p text:style-name="Standard">#Provide different values for amount_needed_inr,current_currency_name and test your program</text:p>
      <text:p text:style-name="Standard">currency_needed=convert_currency(3500,"British Pound")</text:p>
      <text:p text:style-name="Standard">if(currency_needed!= -1):</text:p>
      <text:p text:style-name="Standard"><text:s text:c="4"/>print(currency_needed )</text:p>
      <text:p text:style-name="Standard">else:</text:p>
      <text:p text:style-name="Standard"><text:s text:c="4"/>print("Invalid currency name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00:56.511427202</dc:date>
    <meta:editing-duration>PT2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40" meta:character-count="819" meta:non-whitespace-character-count="722"/>
  </office:meta>
</office:document-meta>
</file>